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3C000000B3AF7ED64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7.024cm" svg:height="3.429cm" draw:z-index="0"><draw:image xlink:href="Pictures/100002010000013C000000B3AF7ED64C.png" xlink:type="simple" xlink:show="embed" xlink:actuate="onLoad"/></draw:frame></text:p>
      <text:p text:style-name="UrbanHeader">Contact :</text:p>
      <text:p text:style-name="UrbanHeader"><office:annotation><dc:creator>Gauthier Bastien</dc:creator><dc:date>2011-01-19T15:22:02</dc:date><text:p text:style-name="P2"><text:span text:style-name="T1">do text</text:span></text:p><text:p text:style-name="P2"><text:span text:style-name="T1">from xhtml(self.portal_urban.decorateHTML('UrbanHeader',self.getFolderManagersSignaletic(withGrade=False,withEmail=True,withTel=True)))</text:span></text:p></office:annotation>Agents trait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/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1-01-17T11:25:12</meta:creation-date>
    <dc:date>2012-04-20T08:31:18</dc:date>
    <dc:creator>Simon Delcourt</dc:creator>
    <meta:editing-duration>PT2H49M53S</meta:editing-duration>
    <meta:editing-cycles>40</meta:editing-cycles>
    <meta:generator>LibreOffice/3.5$Linux_x86 LibreOffice_project/350m1$Build-202</meta:generator>
    <meta:document-statistic meta:table-count="0" meta:image-count="1" meta:object-count="0" meta:page-count="1" meta:paragraph-count="2" meta:word-count="5" meta:character-count="26" meta:non-whitespace-character-count="24"/>
  </office:meta>
</office:document-meta>
</file>